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chnisches Konzept / Mini-Pflichtenheft</text:h>
      <text:h text:style-name="Heading_20_2" text:outline-level="2">Learning-Tool zum Lernen von Bundeswehr-Dienstgraden</text:h>
      <text:h text:style-name="Heading_20_2" text:outline-level="2">1. Projektname</text:h>
      <text:p text:style-name="Text_20_body"><text:span text:style-name="Strong_20_Emphasis">Learning-Tool Bundeswehr-Dienstgrade</text:span></text:p>
      <text:p text:style-name="Horizontal_20_Line"/>
      <text:h text:style-name="Heading_20_2" text:outline-level="2">2. Ziel des Projekts</text:h>
      <text:p text:style-name="Text_20_body">Ziel ist die Entwicklung einer webbasierten Lernanwendung, mit der Nutzer die Dienstgrade der Teilstreitkräfte</text:p>
      <text:list text:style-name="L1">
        <text:list-item>
          <text:p text:style-name="P1">Heer</text:p>
        </text:list-item>
        <text:list-item>
          <text:p text:style-name="P1">Marine</text:p>
        </text:list-item>
        <text:list-item>
          <text:p text:style-name="P1">Luftwaffe</text:p>
        </text:list-item>
      </text:list>
      <text:p text:style-name="Text_20_body">effizient auswendig lernen und trainieren können.</text:p>
      <text:p text:style-name="Text_20_body">Die Anwendung soll sowohl auf <text:span text:style-name="Strong_20_Emphasis">Laptop/Desktop</text:span> als auch auf <text:span text:style-name="Strong_20_Emphasis">Smartphone/Tablet</text:span> nutzbar sein.<text:line-break/>Die Bedienung soll auf beiden Gerätetypen komfortabel funktionieren.<text:line-break/>Der aktuelle Lernfortschritt und Zwischenstände sollen zunächst <text:span text:style-name="Strong_20_Emphasis">lokal im Browser</text:span> gespeichert werden.</text:p>
      <text:p text:style-name="Horizontal_20_Line"/>
      <text:h text:style-name="Heading_20_2" text:outline-level="2">3. Grundidee der Anwendung</text:h>
      <text:p text:style-name="Text_20_body">Die Anwendung bietet mehrere Lern- und Testmodi, zwischen denen der Nutzer frei wechseln kann.<text:line-break/>Jeder Modus trainiert die Zuordnung zwischen <text:span text:style-name="Strong_20_Emphasis">Dienstgradbezeichnung</text:span> und <text:span text:style-name="Strong_20_Emphasis">Dienstgradabzeichen/Bild</text:span> auf unterschiedliche Weise.</text:p>
      <text:p text:style-name="Text_20_body">Zusätzlich soll in jedem Modus eine <text:span text:style-name="Strong_20_Emphasis">Lösungsfunktion</text:span> vorhanden sein, mit der der Nutzer sich die Lösung der aktuellen Aufgabe oder den nächsten korrekten Schritt anzeigen lassen kann.</text:p>
      <text:p text:style-name="Text_20_body">Die Zuordnung zwischen Dienstgrad und Dienstgradbild erfolgt <text:span text:style-name="Strong_20_Emphasis">1:1 über den Namen</text:span>.<text:line-break/>Das bedeutet: Jeder Dienstgrad besitzt genau einen zugehörigen Namen und genau ein dazugehöriges Bild.</text:p>
      <text:p text:style-name="Horizontal_20_Line"/>
      <text:h text:style-name="Heading_20_2" text:outline-level="2">4. Zielplattform und technische Umsetzung</text:h>
      <text:p text:style-name="Text_20_body">Die Anwendung wird als <text:span text:style-name="Strong_20_Emphasis">responsive Web-App</text:span> umgesetzt.</text:p>
      <text:h text:style-name="Heading_20_3" text:outline-level="3"><text:soft-page-break/>Empfohlener Technologie-Stack</text:h>
      <text:p text:style-name="Text_20_body"><text:span text:style-name="Strong_20_Emphasis">Frontend</text:span></text:p>
      <text:list text:style-name="L2">
        <text:list-item>
          <text:p text:style-name="P2">React</text:p>
        </text:list-item>
        <text:list-item>
          <text:p text:style-name="P2">Vite</text:p>
        </text:list-item>
        <text:list-item>
          <text:p text:style-name="P2">Tailwind CSS</text:p>
        </text:list-item>
        <text:list-item>
          <text:p text:style-name="P2">PWA-Unterstützung</text:p>
        </text:list-item>
      </text:list>
      <text:p text:style-name="Text_20_body"><text:span text:style-name="Strong_20_Emphasis">Backend</text:span></text:p>
      <text:list text:style-name="L3">
        <text:list-item>
          <text:p text:style-name="P3">Python</text:p>
        </text:list-item>
        <text:list-item>
          <text:p text:style-name="P3">FastAPI</text:p>
        </text:list-item>
      </text:list>
      <text:p text:style-name="Text_20_body"><text:span text:style-name="Strong_20_Emphasis">Speicherung</text:span></text:p>
      <text:list text:style-name="L4">
        <text:list-item>
          <text:p text:style-name="P4">lokaler Browser-Speicher über <text:span text:style-name="Source_20_Text">localStorage</text:span></text:p>
        </text:list-item>
        <text:list-item>
          <text:p text:style-name="P4">optional später <text:span text:style-name="Source_20_Text">IndexedDB</text:span> oder serverseitige Speicherung</text:p>
        </text:list-item>
      </text:list>
      <text:h text:style-name="Heading_20_3" text:outline-level="3">Begründung</text:h>
      <text:p text:style-name="Text_20_body">Diese Architektur ist für das Projekt besonders geeignet, weil:</text:p>
      <text:list text:style-name="L5">
        <text:list-item>
          <text:p text:style-name="P5">React sehr gut für interaktive Benutzeroberflächen geeignet ist</text:p>
        </text:list-item>
        <text:list-item>
          <text:p text:style-name="P5">der Organigramm- und Drag-and-Drop-Modus im Frontend sauber umsetzbar ist</text:p>
        </text:list-item>
        <text:list-item>
          <text:p text:style-name="P5">die Anwendung auf Handy und Laptop mit einem gemeinsamen Codebestand läuft</text:p>
        </text:list-item>
        <text:list-item>
          <text:p text:style-name="P5">Python im Backend für spätere Erweiterungen, Datenpflege und APIs sehr gut geeignet ist</text:p>
        </text:list-item>
        <text:list-item>
          <text:p text:style-name="P5">zunächst ohne Benutzerkonten und ohne serverseitige Persistenz gearbeitet werden kann</text:p>
        </text:list-item>
      </text:list>
      <text:p text:style-name="Horizontal_20_Line"/>
      <text:h text:style-name="Heading_20_2" text:outline-level="2">5. Produktumfang</text:h>
      <text:p text:style-name="Text_20_body">Die Anwendung umfasst in der ersten Version folgende Kernfunktionen:</text:p>
      <text:list text:style-name="L6">
        <text:list-item>
          <text:p text:style-name="P6">Auswahl eines Lernmodus</text:p>
        </text:list-item>
        <text:list-item>
          <text:p text:style-name="P6">Auswahl einer oder mehrerer Teilstreitkräfte</text:p>
        </text:list-item>
        <text:list-item>
          <text:p text:style-name="P6">Durchführung von Lern- und Quizaufgaben</text:p>
        </text:list-item>
        <text:list-item>
          <text:p text:style-name="P6">Anzeige korrekter oder falscher Antworten</text:p>
        </text:list-item>
        <text:list-item>
          <text:p text:style-name="P6">Lösungsfunktion für die aktuelle Aufgabe</text:p>
        </text:list-item>
        <text:list-item>
          <text:p text:style-name="P6">Speicherung des Zwischenstands im Browser</text:p>
        </text:list-item>
        <text:list-item>
          <text:p text:style-name="P6">responsive Bedienung für Desktop und Smartphone</text:p>
        </text:list-item>
      </text:list>
      <text:p text:style-name="Horizontal_20_Line"/>
      <text:h text:style-name="Heading_20_2" text:outline-level="2"><text:soft-page-break/>6. Fachliche Anforderungen</text:h>
      <text:h text:style-name="Heading_20_2" text:outline-level="2">6.1 Teilstreitkräfte</text:h>
      <text:p text:style-name="Text_20_body">Die Anwendung unterstützt folgende Teilstreitkräfte:</text:p>
      <text:list text:style-name="L7">
        <text:list-item>
          <text:p text:style-name="P7">Heer</text:p>
        </text:list-item>
        <text:list-item>
          <text:p text:style-name="P7">Marine</text:p>
        </text:list-item>
        <text:list-item>
          <text:p text:style-name="P7">Luftwaffe</text:p>
        </text:list-item>
      </text:list>
      <text:p text:style-name="Text_20_body">Der Nutzer kann je nach Modus auswählen, ob er</text:p>
      <text:list text:style-name="L8">
        <text:list-item>
          <text:p text:style-name="P8">nur eine Teilstreitkraft</text:p>
        </text:list-item>
        <text:list-item>
          <text:p text:style-name="P8">mehrere Teilstreitkräfte kombiniert</text:p>
        </text:list-item>
        <text:list-item>
          <text:p text:style-name="P8">oder alle Teilstreitkräfte gemeinsam</text:p>
        </text:list-item>
      </text:list>
      <text:p text:style-name="Text_20_body">trainieren möchte.</text:p>
      <text:p text:style-name="Horizontal_20_Line"/>
      <text:h text:style-name="Heading_20_2" text:outline-level="2">6.2 Modus 1: Organigramm / Einordnungsmodus</text:h>
      <text:h text:style-name="Heading_20_3" text:outline-level="3">Beschreibung</text:h>
      <text:p text:style-name="Text_20_body">Der Nutzer sieht die Dienstgrade einer gewählten Teilstreitkraft als großes Organigramm bzw. Rangschema mit festen Platzhaltern.<text:line-break/>Zusätzlich werden die einzuordnenden Dienstgrade als Karten am Rand oder unterhalb des Organigramms angezeigt.</text:p>
      <text:p text:style-name="Text_20_body">Der Nutzer muss die Karten dem jeweils richtigen Platz im Organigramm zuordnen.</text:p>
      <text:h text:style-name="Heading_20_3" text:outline-level="3">Desktop-Bedienung</text:h>
      <text:list text:style-name="L9">
        <text:list-item>
          <text:p text:style-name="P9">Karten werden per Drag &amp; Drop auf einen Slot gezogen</text:p>
        </text:list-item>
      </text:list>
      <text:h text:style-name="Heading_20_3" text:outline-level="3">Handy-Bedienung</text:h>
      <text:list text:style-name="L10">
        <text:list-item>
          <text:p text:style-name="P10">zusätzlich zur Drag-and-Drop-Logik wird eine Touch-Alternative angeboten</text:p>
        </text:list-item>
        <text:list-item>
          <text:p text:style-name="P10">Nutzer tippt auf eine Karte</text:p>
        </text:list-item>
        <text:list-item>
          <text:p text:style-name="P10">danach tippt er auf den gewünschten Platz im Organigramm</text:p>
        </text:list-item>
        <text:list-item>
          <text:p text:style-name="P10">die Karte wird dort eingesetzt</text:p>
        </text:list-item>
      </text:list>
      <text:h text:style-name="Heading_20_3" text:outline-level="3">Anforderungen</text:h>
      <text:list text:style-name="L11">
        <text:list-item>
          <text:p text:style-name="P11">Auswahl der Teilstreitkraft</text:p>
        </text:list-item>
        <text:list-item>
          <text:p text:style-name="P11">Anzeige eines vollständigen Organigramms</text:p>
        </text:list-item>
        <text:list-item>
          <text:p text:style-name="P11">Kartenpool mit noch nicht eingeordneten Dienstgraden</text:p>
        </text:list-item>
        <text:list-item>
          <text:p text:style-name="P11"><text:soft-page-break/>Prüfung, ob die Karte richtig eingeordnet wurde</text:p>
        </text:list-item>
        <text:list-item>
          <text:p text:style-name="P11">visuelle Rückmeldung bei richtiger oder falscher Platzierung</text:p>
        </text:list-item>
        <text:list-item>
          <text:p text:style-name="P11">Lösungsfunktion für nächsten richtigen Schritt</text:p>
        </text:list-item>
        <text:list-item>
          <text:p text:style-name="P11">optional automatische Einordnung eines noch offenen Dienstgrads</text:p>
        </text:list-item>
      </text:list>
      <text:p text:style-name="Horizontal_20_Line"/>
      <text:h text:style-name="Heading_20_2" text:outline-level="2">6.3 Modus 2: Bild → Dienstgrad als Text eingeben</text:h>
      <text:h text:style-name="Heading_20_3" text:outline-level="3">Beschreibung</text:h>
      <text:p text:style-name="Text_20_body">Der Nutzer erhält ein Bild eines Dienstgrades und muss die korrekte Dienstgradbezeichnung in ein Eingabefeld eingeben.</text:p>
      <text:h text:style-name="Heading_20_3" text:outline-level="3">Anforderungen</text:h>
      <text:list text:style-name="L12">
        <text:list-item>
          <text:p text:style-name="P12">zufällige Auswahl eines Dienstgrades aus den gewählten Teilstreitkräften</text:p>
        </text:list-item>
        <text:list-item>
          <text:p text:style-name="P12">Anzeige des Bildes</text:p>
        </text:list-item>
        <text:list-item>
          <text:p text:style-name="P12">Texteingabefeld</text:p>
        </text:list-item>
        <text:list-item>
          <text:p text:style-name="P12">Auswertung der Eingabe</text:p>
        </text:list-item>
        <text:list-item>
          <text:p text:style-name="P12">Groß-/Kleinschreibung soll ignoriert werden</text:p>
        </text:list-item>
        <text:list-item>
          <text:p text:style-name="P12">optionale Normalisierung von Umlauten und Sonderzeichen</text:p>
        </text:list-item>
        <text:list-item>
          <text:p text:style-name="P12">Lösungsfunktion zeigt den korrekten Namen des Dienstgrades</text:p>
        </text:list-item>
      </text:list>
      <text:h text:style-name="Heading_20_3" text:outline-level="3">Auswahlmöglichkeiten</text:h>
      <text:list text:style-name="L13">
        <text:list-item>
          <text:p text:style-name="P13">nur Heer</text:p>
        </text:list-item>
        <text:list-item>
          <text:p text:style-name="P13">nur Marine</text:p>
        </text:list-item>
        <text:list-item>
          <text:p text:style-name="P13">nur Luftwaffe</text:p>
        </text:list-item>
        <text:list-item>
          <text:p text:style-name="P13">Kombination mehrerer Teilstreitkräfte</text:p>
        </text:list-item>
      </text:list>
      <text:p text:style-name="Horizontal_20_Line"/>
      <text:h text:style-name="Heading_20_2" text:outline-level="2">6.4 Modus 3: Bild → richtigen Klartext aus 4 Antworten auswählen</text:h>
      <text:h text:style-name="Heading_20_3" text:outline-level="3">Beschreibung</text:h>
      <text:p text:style-name="Text_20_body">Der Nutzer erhält ein Bild eines Dienstgrades und vier Antwortmöglichkeiten als Klartext.<text:line-break/>Genau eine Antwort ist korrekt.</text:p>
      <text:h text:style-name="Heading_20_3" text:outline-level="3">Anforderungen</text:h>
      <text:list text:style-name="L14">
        <text:list-item>
          <text:p text:style-name="P14">zufällige Auswahl eines korrekten Dienstgrades</text:p>
        </text:list-item>
        <text:list-item>
          <text:p text:style-name="P14"><text:soft-page-break/>Anzeige des zugehörigen Bildes</text:p>
        </text:list-item>
        <text:list-item>
          <text:p text:style-name="P14">Anzeige von vier Antwortoptionen</text:p>
        </text:list-item>
        <text:list-item>
          <text:p text:style-name="P14">genau eine richtige Antwort</text:p>
        </text:list-item>
        <text:list-item>
          <text:p text:style-name="P14">drei plausible falsche Antworten</text:p>
        </text:list-item>
        <text:list-item>
          <text:p text:style-name="P14">Rückmeldung bei richtiger oder falscher Auswahl</text:p>
        </text:list-item>
        <text:list-item>
          <text:p text:style-name="P14">Lösungsfunktion markiert die richtige Antwort</text:p>
        </text:list-item>
      </text:list>
      <text:h text:style-name="Heading_20_3" text:outline-level="3">Hinweis zur Qualität der falschen Antworten</text:h>
      <text:p text:style-name="Text_20_body">Die falschen Antworten sollen möglichst sinnvoll gewählt werden, zum Beispiel:</text:p>
      <text:list text:style-name="L15">
        <text:list-item>
          <text:p text:style-name="P15">aus derselben Teilstreitkraft</text:p>
        </text:list-item>
        <text:list-item>
          <text:p text:style-name="P15">aus ähnlicher Ranggruppe</text:p>
        </text:list-item>
        <text:list-item>
          <text:p text:style-name="P15">optisch oder begrifflich nicht völlig unpassend</text:p>
        </text:list-item>
      </text:list>
      <text:p text:style-name="Text_20_body">Dadurch bleibt der Lerneffekt hoch.</text:p>
      <text:p text:style-name="Horizontal_20_Line"/>
      <text:h text:style-name="Heading_20_2" text:outline-level="2">6.5 Modus 4: Klartext → richtiges Bild aus 4 Bildern auswählen</text:h>
      <text:h text:style-name="Heading_20_3" text:outline-level="3">Beschreibung</text:h>
      <text:p text:style-name="Text_20_body">Der Nutzer erhält einen Dienstgrad als Klartext und muss aus vier Bildern das passende Dienstgradbild auswählen.</text:p>
      <text:h text:style-name="Heading_20_3" text:outline-level="3">Anforderungen</text:h>
      <text:list text:style-name="L16">
        <text:list-item>
          <text:p text:style-name="P16">Anzeige des Dienstgrades als Text</text:p>
        </text:list-item>
        <text:list-item>
          <text:p text:style-name="P16">Anzeige von vier Bildoptionen</text:p>
        </text:list-item>
        <text:list-item>
          <text:p text:style-name="P16">genau ein Bild ist korrekt</text:p>
        </text:list-item>
        <text:list-item>
          <text:p text:style-name="P16">drei Bilder sind falsche Alternativen</text:p>
        </text:list-item>
        <text:list-item>
          <text:p text:style-name="P16">Rückmeldung bei richtiger oder falscher Auswahl</text:p>
        </text:list-item>
        <text:list-item>
          <text:p text:style-name="P16">Lösungsfunktion markiert das richtige Bild</text:p>
        </text:list-item>
      </text:list>
      <text:p text:style-name="Text_20_body">Auch hier sollen die falschen Bilder möglichst sinnvoll ausgewählt werden.</text:p>
      <text:p text:style-name="Horizontal_20_Line"/>
      <text:h text:style-name="Heading_20_2" text:outline-level="2">7. Lösungsfunktion</text:h>
      <text:p text:style-name="Text_20_body">Jeder Modus erhält eine integrierte Lösungsfunktion.</text:p>
      <text:h text:style-name="Heading_20_3" text:outline-level="3"><text:soft-page-break/>Ziel</text:h>
      <text:p text:style-name="Text_20_body">Der Nutzer soll bei Unsicherheit nicht blockiert sein, sondern die Aufgabe mit Unterstützung weiter bearbeiten können.</text:p>
      <text:h text:style-name="Heading_20_3" text:outline-level="3">Verhalten pro Modus</text:h>
      <text:p text:style-name="Text_20_body"><text:span text:style-name="Strong_20_Emphasis">Modus 1</text:span></text:p>
      <text:list text:style-name="L17">
        <text:list-item>
          <text:p text:style-name="P17">zeigt den nächsten korrekten Platz oder</text:p>
        </text:list-item>
        <text:list-item>
          <text:p text:style-name="P17">setzt auf Wunsch den nächsten Dienstgrad automatisch richtig ein</text:p>
        </text:list-item>
      </text:list>
      <text:p text:style-name="Text_20_body"><text:span text:style-name="Strong_20_Emphasis">Modus 2</text:span></text:p>
      <text:list text:style-name="L18">
        <text:list-item>
          <text:p text:style-name="P18">zeigt den korrekten Dienstgradnamen an</text:p>
        </text:list-item>
      </text:list>
      <text:p text:style-name="Text_20_body"><text:span text:style-name="Strong_20_Emphasis">Modus 3</text:span></text:p>
      <text:list text:style-name="L19">
        <text:list-item>
          <text:p text:style-name="P19">markiert die richtige Textantwort</text:p>
        </text:list-item>
      </text:list>
      <text:p text:style-name="Text_20_body"><text:span text:style-name="Strong_20_Emphasis">Modus 4</text:span></text:p>
      <text:list text:style-name="L20">
        <text:list-item>
          <text:p text:style-name="P20">markiert das richtige Bild</text:p>
        </text:list-item>
      </text:list>
      <text:h text:style-name="Heading_20_3" text:outline-level="3">Zusätzliche Anforderung</text:h>
      <text:p text:style-name="Text_20_body">Die Nutzung der Lösungsfunktion soll im Lernstand gespeichert werden, damit später zwischen</text:p>
      <text:list text:style-name="L21">
        <text:list-item>
          <text:p text:style-name="P21">richtig ohne Hilfe</text:p>
        </text:list-item>
        <text:list-item>
          <text:p text:style-name="P21">richtig mit Hilfe</text:p>
        </text:list-item>
        <text:list-item>
          <text:p text:style-name="P21">falsch</text:p>
        </text:list-item>
      </text:list>
      <text:p text:style-name="Text_20_body">unterschieden werden kann.</text:p>
      <text:p text:style-name="Horizontal_20_Line"/>
      <text:h text:style-name="Heading_20_2" text:outline-level="2">8. Speicherung des Zwischenstands</text:h>
      <text:p text:style-name="Text_20_body">Die erste Version speichert den Zwischenstand lokal im Browser.</text:p>
      <text:h text:style-name="Heading_20_3" text:outline-level="3">Technische Umsetzung</text:h>
      <text:p text:style-name="Text_20_body">Speicherung über <text:span text:style-name="Source_20_Text">localStorage</text:span></text:p>
      <text:h text:style-name="Heading_20_3" text:outline-level="3">Gespeicherte Informationen</text:h>
      <text:list text:style-name="L22">
        <text:list-item>
          <text:p text:style-name="P22">gewählter Lernmodus</text:p>
        </text:list-item>
        <text:list-item>
          <text:p text:style-name="P22">gewählte Teilstreitkräfte</text:p>
        </text:list-item>
        <text:list-item>
          <text:p text:style-name="P22">aktuelle Aufgabe</text:p>
        </text:list-item>
        <text:list-item>
          <text:p text:style-name="P22">bereits bearbeitete Aufgaben</text:p>
        </text:list-item>
        <text:list-item>
          <text:p text:style-name="P22">Anzahl richtiger Antworten</text:p>
        </text:list-item>
        <text:list-item>
          <text:p text:style-name="P22"><text:soft-page-break/>Anzahl falscher Antworten</text:p>
        </text:list-item>
        <text:list-item>
          <text:p text:style-name="P22">Anzahl mit Lösung bearbeiteter Aufgaben</text:p>
        </text:list-item>
        <text:list-item>
          <text:p text:style-name="P22">optional Fehlerhistorie</text:p>
        </text:list-item>
        <text:list-item>
          <text:p text:style-name="P22">optional letzte Position im Organigramm-Modus</text:p>
        </text:list-item>
      </text:list>
      <text:h text:style-name="Heading_20_3" text:outline-level="3">Vorteile</text:h>
      <text:list text:style-name="L23">
        <text:list-item>
          <text:p text:style-name="P23">keine Benutzerverwaltung nötig</text:p>
        </text:list-item>
        <text:list-item>
          <text:p text:style-name="P23">einfache Umsetzung</text:p>
        </text:list-item>
        <text:list-item>
          <text:p text:style-name="P23">sofort nutzbar</text:p>
        </text:list-item>
        <text:list-item>
          <text:p text:style-name="P23">geeignet für ersten Prototyp</text:p>
        </text:list-item>
      </text:list>
      <text:h text:style-name="Heading_20_3" text:outline-level="3">Einschränkung</text:h>
      <text:list text:style-name="L24">
        <text:list-item>
          <text:p text:style-name="P24">Daten sind geräte- und browsergebunden</text:p>
        </text:list-item>
        <text:list-item>
          <text:p text:style-name="P24">keine automatische Synchronisierung zwischen Laptop und Handy</text:p>
        </text:list-item>
      </text:list>
      <text:p text:style-name="Horizontal_20_Line"/>
      <text:h text:style-name="Heading_20_2" text:outline-level="2">9. Datenmodell</text:h>
      <text:p text:style-name="Text_20_body">Jeder Dienstgrad wird als Datensatz verwaltet.</text:p>
      <text:h text:style-name="Heading_20_3" text:outline-level="3">Pflichtfelder</text:h>
      <text:list text:style-name="L25">
        <text:list-item>
          <text:p text:style-name="P25"><text:span text:style-name="Source_20_Text">name</text:span></text:p>
        </text:list-item>
        <text:list-item>
          <text:p text:style-name="P25"><text:span text:style-name="Source_20_Text">branch</text:span></text:p>
        </text:list-item>
        <text:list-item>
          <text:p text:style-name="P25"><text:span text:style-name="Source_20_Text">group</text:span></text:p>
        </text:list-item>
        <text:list-item>
          <text:p text:style-name="P25"><text:span text:style-name="Source_20_Text">order</text:span></text:p>
        </text:list-item>
        <text:list-item>
          <text:p text:style-name="P25"><text:span text:style-name="Source_20_Text">image</text:span></text:p>
        </text:list-item>
      </text:list>
      <text:h text:style-name="Heading_20_3" text:outline-level="3">Beispielstruktur</text:h>
      <text:p text:style-name="Preformatted_20_Text"><text:span text:style-name="Source_20_Text">{</text:span></text:p>
      <text:p text:style-name="Preformatted_20_Text"><text:span text:style-name="Source_20_Text"><text:s text:c="2"/>"name": "Hauptmann",</text:span></text:p>
      <text:p text:style-name="Preformatted_20_Text"><text:span text:style-name="Source_20_Text"><text:s text:c="2"/>"branch": "heer",</text:span></text:p>
      <text:p text:style-name="Preformatted_20_Text"><text:span text:style-name="Source_20_Text"><text:s text:c="2"/>"group": "offiziere",</text:span></text:p>
      <text:p text:style-name="Preformatted_20_Text"><text:span text:style-name="Source_20_Text"><text:s text:c="2"/>"order": 12,</text:span></text:p>
      <text:p text:style-name="Preformatted_20_Text"><text:span text:style-name="Source_20_Text"><text:s text:c="2"/>"image": "/images/heer/hauptmann.png"</text:span></text:p>
      <text:p text:style-name="P26"><text:span text:style-name="Source_20_Text">}</text:span></text:p>
      <text:h text:style-name="Heading_20_3" text:outline-level="3">Feldbeschreibung</text:h>
      <text:p text:style-name="Text_20_body"><text:span text:style-name="Strong_20_Emphasis">name</text:span><text:line-break/>Angezeigter Name des Dienstgrades.<text:line-break/>Dieser Name dient gleichzeitig als fachliche 1:1-Zuordnung zum Bild.</text:p>
      <text:p text:style-name="Text_20_body"><text:soft-page-break/><text:span text:style-name="Strong_20_Emphasis">branch</text:span><text:line-break/>Teilstreitkraft, z. B. <text:span text:style-name="Source_20_Text">heer</text:span>, <text:span text:style-name="Source_20_Text">marine</text:span>, <text:span text:style-name="Source_20_Text">luftwaffe</text:span></text:p>
      <text:p text:style-name="Text_20_body"><text:span text:style-name="Strong_20_Emphasis">group</text:span><text:line-break/>Ranggruppe, z. B. <text:span text:style-name="Source_20_Text">mannschaften</text:span>, <text:span text:style-name="Source_20_Text">unteroffiziere</text:span>, <text:span text:style-name="Source_20_Text">offiziere</text:span>, <text:span text:style-name="Source_20_Text">generale</text:span></text:p>
      <text:p text:style-name="Text_20_body"><text:span text:style-name="Strong_20_Emphasis">order</text:span><text:line-break/>Position im Ranggefüge der jeweiligen Teilstreitkraft</text:p>
      <text:p text:style-name="Text_20_body"><text:span text:style-name="Strong_20_Emphasis">image</text:span><text:line-break/>Pfad zum Bild des Dienstgrades</text:p>
      <text:p text:style-name="Horizontal_20_Line"/>
      <text:h text:style-name="Heading_20_2" text:outline-level="2">10. Regel zur Bildzuordnung</text:h>
      <text:p text:style-name="Text_20_body">Die Zuordnung von Dienstgrad und Bild erfolgt 1:1 über den Namen.</text:p>
      <text:h text:style-name="Heading_20_3" text:outline-level="3">Fachliche Regel</text:h>
      <text:p text:style-name="Text_20_body">Jedem Dienstgradnamen ist genau ein Bild zugeordnet.</text:p>
      <text:h text:style-name="Heading_20_3" text:outline-level="3">Technische Empfehlung</text:h>
      <text:p text:style-name="Text_20_body">Intern sollte trotzdem mit einer normalisierten Form gearbeitet werden, damit Dateinamen robust bleiben.</text:p>
      <text:p text:style-name="Text_20_body">Beispiel:</text:p>
      <text:p text:style-name="Text_20_body"><text:span text:style-name="Strong_20_Emphasis">Anzeigename</text:span><text:line-break/><text:span text:style-name="Source_20_Text">Korvettenkapitän</text:span></text:p>
      <text:p text:style-name="Text_20_body"><text:span text:style-name="Strong_20_Emphasis">Dateiname</text:span><text:line-break/><text:span text:style-name="Source_20_Text">korvettenkapitaen.png</text:span></text:p>
      <text:h text:style-name="Heading_20_3" text:outline-level="3">Empfehlung zur Normalisierung</text:h>
      <text:list text:style-name="L26">
        <text:list-item>
          <text:p text:style-name="P27">Kleinbuchstaben</text:p>
        </text:list-item>
        <text:list-item>
          <text:p text:style-name="P27">Leerzeichen durch Bindestriche oder Unterstriche ersetzen</text:p>
        </text:list-item>
        <text:list-item>
          <text:p text:style-name="P27">Umlaute umwandeln</text:p>
        </text:list-item>
        <text:list-item>
          <text:p text:style-name="P27">Sonderzeichen entfernen</text:p>
        </text:list-item>
      </text:list>
      <text:p text:style-name="Text_20_body">Dadurch bleibt die Zuordnung stabil und fehlerarm.</text:p>
      <text:p text:style-name="Horizontal_20_Line"/>
      <text:h text:style-name="Heading_20_2" text:outline-level="2">11. Benutzeroberfläche</text:h>
      <text:h text:style-name="Heading_20_2" text:outline-level="2">11.1 Allgemeine Anforderungen</text:h>
      <text:list text:style-name="L27">
        <text:list-item>
          <text:p text:style-name="P28">klare, einfache Oberfläche</text:p>
        </text:list-item>
        <text:list-item>
          <text:p text:style-name="P28"><text:soft-page-break/>große Buttons und gut erkennbare Auswahlfelder</text:p>
        </text:list-item>
        <text:list-item>
          <text:p text:style-name="P28">saubere Darstellung auf Handy und Desktop</text:p>
        </text:list-item>
        <text:list-item>
          <text:p text:style-name="P28">visuelle Trennung von Modusauswahl, Aufgabenbereich und Fortschritt</text:p>
        </text:list-item>
        <text:list-item>
          <text:p text:style-name="P28">schneller Wechsel zwischen den Modi</text:p>
        </text:list-item>
      </text:list>
      <text:p text:style-name="Horizontal_20_Line"/>
      <text:h text:style-name="Heading_20_2" text:outline-level="2">11.2 Startseite</text:h>
      <text:p text:style-name="Text_20_body">Die Startseite enthält:</text:p>
      <text:list text:style-name="L28">
        <text:list-item>
          <text:p text:style-name="P29">Projekttitel</text:p>
        </text:list-item>
        <text:list-item>
          <text:p text:style-name="P29">Auswahl des Lernmodus</text:p>
        </text:list-item>
        <text:list-item>
          <text:p text:style-name="P29">Auswahl der Teilstreitkräfte</text:p>
        </text:list-item>
        <text:list-item>
          <text:p text:style-name="P29">Button zum Starten</text:p>
        </text:list-item>
        <text:list-item>
          <text:p text:style-name="P29">optional Zugang zur Statistik</text:p>
        </text:list-item>
        <text:list-item>
          <text:p text:style-name="P29">optional Button zum Zurücksetzen des Lernstands</text:p>
        </text:list-item>
      </text:list>
      <text:p text:style-name="Horizontal_20_Line"/>
      <text:h text:style-name="Heading_20_2" text:outline-level="2">11.3 Trainingsansicht</text:h>
      <text:p text:style-name="Text_20_body">Die Trainingsansicht enthält je nach Modus:</text:p>
      <text:list text:style-name="L29">
        <text:list-item>
          <text:p text:style-name="P30">aktuelle Aufgabe</text:p>
        </text:list-item>
        <text:list-item>
          <text:p text:style-name="P30">Interaktionsbereich</text:p>
        </text:list-item>
        <text:list-item>
          <text:p text:style-name="P30">Button zur Lösungsanzeige</text:p>
        </text:list-item>
        <text:list-item>
          <text:p text:style-name="P30">Button zur nächsten Aufgabe</text:p>
        </text:list-item>
        <text:list-item>
          <text:p text:style-name="P30">Feedback zur letzten Antwort</text:p>
        </text:list-item>
        <text:list-item>
          <text:p text:style-name="P30">Fortschrittsanzeige</text:p>
        </text:list-item>
      </text:list>
      <text:p text:style-name="Horizontal_20_Line"/>
      <text:h text:style-name="Heading_20_2" text:outline-level="2">11.4 Statistikansicht</text:h>
      <text:p text:style-name="Text_20_body">Die Statistikansicht zeigt mindestens:</text:p>
      <text:list text:style-name="L30">
        <text:list-item>
          <text:p text:style-name="P31">Anzahl beantworteter Aufgaben</text:p>
        </text:list-item>
        <text:list-item>
          <text:p text:style-name="P31">Anzahl richtiger Antworten</text:p>
        </text:list-item>
        <text:list-item>
          <text:p text:style-name="P31">Anzahl falscher Antworten</text:p>
        </text:list-item>
        <text:list-item>
          <text:p text:style-name="P31">Anzahl mit Hilfe gelöster Aufgaben</text:p>
        </text:list-item>
        <text:list-item>
          <text:p text:style-name="P31">optional Erfolgsquote je Teilstreitkraft</text:p>
        </text:list-item>
        <text:list-item>
          <text:p text:style-name="P31"><text:soft-page-break/>optional Erfolgsquote je Modus</text:p>
        </text:list-item>
      </text:list>
      <text:p text:style-name="Horizontal_20_Line"/>
      <text:h text:style-name="Heading_20_2" text:outline-level="2">12. Bedienkonzept Desktop und Handy</text:h>
      <text:h text:style-name="Heading_20_2" text:outline-level="2">12.1 Desktop</text:h>
      <text:list text:style-name="L31">
        <text:list-item>
          <text:p text:style-name="P32">volle Drag-and-Drop-Unterstützung</text:p>
        </text:list-item>
        <text:list-item>
          <text:p text:style-name="P32">mehrspaltige Darstellung möglich</text:p>
        </text:list-item>
        <text:list-item>
          <text:p text:style-name="P32">Organigramm breit und übersichtlich darstellbar</text:p>
        </text:list-item>
        <text:list-item>
          <text:p text:style-name="P32">Hover-Effekte nutzbar</text:p>
        </text:list-item>
      </text:list>
      <text:h text:style-name="Heading_20_2" text:outline-level="2">12.2 Handy</text:h>
      <text:list text:style-name="L32">
        <text:list-item>
          <text:p text:style-name="P33">mobile-first Darstellung</text:p>
        </text:list-item>
        <text:list-item>
          <text:p text:style-name="P33">größere Touch-Flächen</text:p>
        </text:list-item>
        <text:list-item>
          <text:p text:style-name="P33">Karten und Antworten untereinander oder in 2x2-Raster</text:p>
        </text:list-item>
        <text:list-item>
          <text:p text:style-name="P33">Organigramm kompakter oder abschnittsweise</text:p>
        </text:list-item>
        <text:list-item>
          <text:p text:style-name="P33">im Organigramm-Modus zusätzlich Tipp-auf-Karte-und-Tipp-auf-Ziel</text:p>
        </text:list-item>
        <text:list-item>
          <text:p text:style-name="P33">Scrollbarkeit und gute Lesbarkeit priorisieren</text:p>
        </text:list-item>
      </text:list>
      <text:h text:style-name="Heading_20_3" text:outline-level="3">Wichtige Anforderung</text:h>
      <text:p text:style-name="Text_20_body">Die mobile Nutzung darf nicht nur eine verkleinerte Desktop-Version sein.<text:line-break/>Die Bedienlogik muss aktiv an Touch-Nutzung angepasst werden.</text:p>
      <text:p text:style-name="Horizontal_20_Line"/>
      <text:h text:style-name="Heading_20_2" text:outline-level="2">13. Softwarearchitektur</text:h>
      <text:h text:style-name="Heading_20_2" text:outline-level="2">13.1 Frontend</text:h>
      <text:p text:style-name="Text_20_body">React übernimmt:</text:p>
      <text:list text:style-name="L33">
        <text:list-item>
          <text:p text:style-name="P34">Rendering der Oberfläche</text:p>
        </text:list-item>
        <text:list-item>
          <text:p text:style-name="P34">Moduswechsel</text:p>
        </text:list-item>
        <text:list-item>
          <text:p text:style-name="P34">Aufgabenanzeige</text:p>
        </text:list-item>
        <text:list-item>
          <text:p text:style-name="P34">Antwortprüfung im Client</text:p>
        </text:list-item>
        <text:list-item>
          <text:p text:style-name="P34">Lösungsanzeige</text:p>
        </text:list-item>
        <text:list-item>
          <text:p text:style-name="P34">Speicherung im Browser</text:p>
        </text:list-item>
        <text:list-item>
          <text:p text:style-name="P34">responsive Verhalten</text:p>
        </text:list-item>
      </text:list>
      <text:h text:style-name="Heading_20_2" text:outline-level="2"><text:soft-page-break/>13.2 Backend</text:h>
      <text:p text:style-name="Text_20_body">FastAPI übernimmt zunächst optional oder vorbereitet:</text:p>
      <text:list text:style-name="L34">
        <text:list-item>
          <text:p text:style-name="P35">Bereitstellung der Dienstgrad-Daten</text:p>
        </text:list-item>
        <text:list-item>
          <text:p text:style-name="P35">spätere zentrale Aufgabenlogik</text:p>
        </text:list-item>
        <text:list-item>
          <text:p text:style-name="P35">spätere Erweiterungen wie Admin-Funktionen, Import/Export oder Benutzerkonten</text:p>
        </text:list-item>
      </text:list>
      <text:h text:style-name="Heading_20_3" text:outline-level="3">Hinweis</text:h>
      <text:p text:style-name="Text_20_body">Für einen ersten lauffähigen Stand kann die Logik weitgehend im Frontend liegen.<text:line-break/>Das Backend kann zunächst schlank gehalten oder vorbereitend angelegt werden.</text:p>
      <text:p text:style-name="Horizontal_20_Line"/>
      <text:h text:style-name="Heading_20_2" text:outline-level="2">14. Empfohlene Frontend-Komponenten</text:h>
      <text:list text:style-name="L35">
        <text:list-item>
          <text:p text:style-name="P36"><text:span text:style-name="Source_20_Text">ModeSelector</text:span></text:p>
        </text:list-item>
        <text:list-item>
          <text:p text:style-name="P36"><text:span text:style-name="Source_20_Text">BranchSelector</text:span></text:p>
        </text:list-item>
        <text:list-item>
          <text:p text:style-name="P36"><text:span text:style-name="Source_20_Text">StartPage</text:span></text:p>
        </text:list-item>
        <text:list-item>
          <text:p text:style-name="P36"><text:span text:style-name="Source_20_Text">TrainingPage</text:span></text:p>
        </text:list-item>
        <text:list-item>
          <text:p text:style-name="P36"><text:span text:style-name="Source_20_Text">StatsPage</text:span></text:p>
        </text:list-item>
        <text:list-item>
          <text:p text:style-name="P36"><text:span text:style-name="Source_20_Text">RankCard</text:span></text:p>
        </text:list-item>
        <text:list-item>
          <text:p text:style-name="P36"><text:span text:style-name="Source_20_Text">RankImage</text:span></text:p>
        </text:list-item>
        <text:list-item>
          <text:p text:style-name="P36"><text:span text:style-name="Source_20_Text">AnswerInput</text:span></text:p>
        </text:list-item>
        <text:list-item>
          <text:p text:style-name="P36"><text:span text:style-name="Source_20_Text">MultipleChoiceGrid</text:span></text:p>
        </text:list-item>
        <text:list-item>
          <text:p text:style-name="P36"><text:span text:style-name="Source_20_Text">OrganigramBoard</text:span></text:p>
        </text:list-item>
        <text:list-item>
          <text:p text:style-name="P36"><text:span text:style-name="Source_20_Text">OrganigramSlot</text:span></text:p>
        </text:list-item>
        <text:list-item>
          <text:p text:style-name="P36"><text:span text:style-name="Source_20_Text">SolutionButton</text:span></text:p>
        </text:list-item>
        <text:list-item>
          <text:p text:style-name="P36"><text:span text:style-name="Source_20_Text">ProgressPanel</text:span></text:p>
        </text:list-item>
        <text:list-item>
          <text:p text:style-name="P36"><text:span text:style-name="Source_20_Text">FeedbackMessage</text:span></text:p>
        </text:list-item>
      </text:list>
      <text:p text:style-name="Horizontal_20_Line"/>
      <text:h text:style-name="Heading_20_2" text:outline-level="2">15. Empfohlene Ordnerstruktur</text:h>
      <text:p text:style-name="Preformatted_20_Text"><text:span text:style-name="Source_20_Text">project/</text:span></text:p>
      <text:p text:style-name="Preformatted_20_Text"><text:span text:style-name="Source_20_Text"><text:s text:c="2"/>frontend/</text:span></text:p>
      <text:p text:style-name="Preformatted_20_Text"><text:span text:style-name="Source_20_Text"><text:s text:c="4"/>public/</text:span></text:p>
      <text:p text:style-name="Preformatted_20_Text"><text:span text:style-name="Source_20_Text"><text:s text:c="6"/>images/</text:span></text:p>
      <text:p text:style-name="Preformatted_20_Text"><text:span text:style-name="Source_20_Text"><text:s text:c="8"/>heer/</text:span></text:p>
      <text:p text:style-name="Preformatted_20_Text"><text:span text:style-name="Source_20_Text"><text:s text:c="8"/>marine/</text:span></text:p>
      <text:p text:style-name="Preformatted_20_Text"><text:span text:style-name="Source_20_Text"><text:s text:c="8"/>luftwaffe/</text:span></text:p>
      <text:p text:style-name="Preformatted_20_Text"><text:span text:style-name="Source_20_Text"><text:s text:c="4"/>src/</text:span></text:p>
      <text:p text:style-name="Preformatted_20_Text"><text:span text:style-name="Source_20_Text"><text:s text:c="6"/>components/</text:span></text:p>
      <text:p text:style-name="Preformatted_20_Text"><text:soft-page-break/><text:span text:style-name="Source_20_Text"><text:s text:c="6"/>pages/</text:span></text:p>
      <text:p text:style-name="Preformatted_20_Text"><text:span text:style-name="Source_20_Text"><text:s text:c="6"/>hooks/</text:span></text:p>
      <text:p text:style-name="Preformatted_20_Text"><text:span text:style-name="Source_20_Text"><text:s text:c="6"/>utils/</text:span></text:p>
      <text:p text:style-name="Preformatted_20_Text"><text:span text:style-name="Source_20_Text"><text:s text:c="6"/>data/</text:span></text:p>
      <text:p text:style-name="Preformatted_20_Text"><text:span text:style-name="Source_20_Text"><text:s text:c="6"/>services/</text:span></text:p>
      <text:p text:style-name="Preformatted_20_Text"><text:span text:style-name="Source_20_Text"><text:s text:c="6"/>styles/</text:span></text:p>
      <text:p text:style-name="Preformatted_20_Text"><text:span text:style-name="Source_20_Text"><text:s text:c="6"/>App.jsx</text:span></text:p>
      <text:p text:style-name="Preformatted_20_Text"><text:span text:style-name="Source_20_Text"><text:s text:c="6"/>main.jsx</text:span></text:p>
      <text:p text:style-name="Preformatted_20_Text"/>
      <text:p text:style-name="Preformatted_20_Text"><text:span text:style-name="Source_20_Text"><text:s text:c="2"/>backend/</text:span></text:p>
      <text:p text:style-name="Preformatted_20_Text"><text:span text:style-name="Source_20_Text"><text:s text:c="4"/>app/</text:span></text:p>
      <text:p text:style-name="Preformatted_20_Text"><text:span text:style-name="Source_20_Text"><text:s text:c="6"/>main.py</text:span></text:p>
      <text:p text:style-name="Preformatted_20_Text"><text:span text:style-name="Source_20_Text"><text:s text:c="6"/>routes/</text:span></text:p>
      <text:p text:style-name="Preformatted_20_Text"><text:span text:style-name="Source_20_Text"><text:s text:c="6"/>models/</text:span></text:p>
      <text:p text:style-name="Preformatted_20_Text"><text:span text:style-name="Source_20_Text"><text:s text:c="6"/>services/</text:span></text:p>
      <text:p text:style-name="P26"><text:span text:style-name="Source_20_Text"><text:s text:c="6"/>data/</text:span></text:p>
      <text:p text:style-name="Horizontal_20_Line"/>
      <text:h text:style-name="Heading_20_2" text:outline-level="2">16. Interne Logik</text:h>
      <text:h text:style-name="Heading_20_2" text:outline-level="2">16.1 Aufgaben-Generator</text:h>
      <text:p text:style-name="Text_20_body">Es soll eine zentrale Aufgabenlogik geben, die je nach Modus eine passende Aufgabe erzeugt.</text:p>
      <text:p text:style-name="Text_20_body">Beispiele:</text:p>
      <text:list text:style-name="L36">
        <text:list-item>
          <text:p text:style-name="P37">Bild + Texteingabe</text:p>
        </text:list-item>
        <text:list-item>
          <text:p text:style-name="P37">Bild + vier Textoptionen</text:p>
        </text:list-item>
        <text:list-item>
          <text:p text:style-name="P37">Text + vier Bildoptionen</text:p>
        </text:list-item>
        <text:list-item>
          <text:p text:style-name="P37">Organigramm mit Kartenpool</text:p>
        </text:list-item>
      </text:list>
      <text:h text:style-name="Heading_20_2" text:outline-level="2">16.2 Antwortprüfung</text:h>
      <text:p text:style-name="Text_20_body">Es soll eine zentrale Prüflogik geben, die ermittelt:</text:p>
      <text:list text:style-name="L37">
        <text:list-item>
          <text:p text:style-name="P38">ob die Antwort korrekt ist</text:p>
        </text:list-item>
        <text:list-item>
          <text:p text:style-name="P38">ob die Aufgabe mit Hilfe gelöst wurde</text:p>
        </text:list-item>
        <text:list-item>
          <text:p text:style-name="P38">ob eine nächste Aufgabe erzeugt werden kann</text:p>
        </text:list-item>
      </text:list>
      <text:h text:style-name="Heading_20_2" text:outline-level="2">16.3 Distraktor-Logik</text:h>
      <text:p text:style-name="Text_20_body">Für Multiple-Choice-Modi sollen falsche Antworten sinnvoll ausgewählt werden.</text:p>
      <text:p text:style-name="Text_20_body">Empfohlene Kriterien:</text:p>
      <text:list text:style-name="L38">
        <text:list-item>
          <text:p text:style-name="P39">gleiche Teilstreitkraft</text:p>
        </text:list-item>
        <text:list-item>
          <text:p text:style-name="P39">ähnliche Ranggruppe</text:p>
        </text:list-item>
        <text:list-item>
          <text:p text:style-name="P39">ähnliche Nachbarschaft in der Rangfolge</text:p>
        </text:list-item>
      </text:list>
      <text:p text:style-name="Horizontal_20_Line"/>
      <text:h text:style-name="Heading_20_2" text:outline-level="2"><text:soft-page-break/>17. Nichtfunktionale Anforderungen</text:h>
      <text:list text:style-name="L39">
        <text:list-item>
          <text:p text:style-name="P40">responsive auf Smartphone und Laptop</text:p>
        </text:list-item>
        <text:list-item>
          <text:p text:style-name="P40">saubere Ladezeiten</text:p>
        </text:list-item>
        <text:list-item>
          <text:p text:style-name="P40">stabile lokale Speicherung</text:p>
        </text:list-item>
        <text:list-item>
          <text:p text:style-name="P40">verständliche Bedienung ohne Einarbeitung</text:p>
        </text:list-item>
        <text:list-item>
          <text:p text:style-name="P40">einfache Erweiterbarkeit</text:p>
        </text:list-item>
        <text:list-item>
          <text:p text:style-name="P40">klare Trennung zwischen Daten, Logik und UI</text:p>
        </text:list-item>
        <text:list-item>
          <text:p text:style-name="P40">wartbare Projektstruktur</text:p>
        </text:list-item>
      </text:list>
      <text:p text:style-name="Horizontal_20_Line"/>
      <text:h text:style-name="Heading_20_2" text:outline-level="2">18. Entwicklungsvorgehen</text:h>
      <text:h text:style-name="Heading_20_2" text:outline-level="2">Phase 1: Datenbasis</text:h>
      <text:list text:style-name="L40">
        <text:list-item>
          <text:p text:style-name="P41">vollständige Liste aller Dienstgrade zusammentragen</text:p>
        </text:list-item>
        <text:list-item>
          <text:p text:style-name="P41">Bilder für alle Dienstgrade bereitstellen</text:p>
        </text:list-item>
        <text:list-item>
          <text:p text:style-name="P41">Namenskonvention für die Bildzuordnung festlegen</text:p>
        </text:list-item>
        <text:list-item>
          <text:p text:style-name="P41">JSON-Datenmodell aufbauen</text:p>
        </text:list-item>
        <text:list-item>
          <text:p text:style-name="P41">Reihenfolge und Gruppen pro Teilstreitkraft festlegen</text:p>
        </text:list-item>
      </text:list>
      <text:h text:style-name="Heading_20_2" text:outline-level="2">Phase 2: Projekt-Setup</text:h>
      <text:list text:style-name="L41">
        <text:list-item>
          <text:p text:style-name="P42">Frontend mit React und Vite erstellen</text:p>
        </text:list-item>
        <text:list-item>
          <text:p text:style-name="P42">Tailwind CSS einrichten</text:p>
        </text:list-item>
        <text:list-item>
          <text:p text:style-name="P42">Grundlayout für Startseite und Trainingsseite bauen</text:p>
        </text:list-item>
        <text:list-item>
          <text:p text:style-name="P42">FastAPI-Backend aufsetzen</text:p>
        </text:list-item>
        <text:list-item>
          <text:p text:style-name="P42">PWA-Grundkonfiguration anlegen</text:p>
        </text:list-item>
      </text:list>
      <text:h text:style-name="Heading_20_2" text:outline-level="2">Phase 3: Basisfunktionen</text:h>
      <text:list text:style-name="L42">
        <text:list-item>
          <text:p text:style-name="P43">Modusauswahl implementieren</text:p>
        </text:list-item>
        <text:list-item>
          <text:p text:style-name="P43">Auswahl der Teilstreitkräfte implementieren</text:p>
        </text:list-item>
        <text:list-item>
          <text:p text:style-name="P43">zentrale Aufgabenlogik erstellen</text:p>
        </text:list-item>
        <text:list-item>
          <text:p text:style-name="P43">zentrale Prüflogik erstellen</text:p>
        </text:list-item>
        <text:list-item>
          <text:p text:style-name="P43">Lösungsfunktion integrieren</text:p>
        </text:list-item>
        <text:list-item>
          <text:p text:style-name="P43">Speicherung in <text:span text:style-name="Source_20_Text">localStorage</text:span> einbauen</text:p>
        </text:list-item>
      </text:list>
      <text:h text:style-name="Heading_20_2" text:outline-level="2"><text:soft-page-break/>Phase 4: Lernmodi</text:h>
      <text:list text:style-name="L43">
        <text:list-item>
          <text:p text:style-name="P44">Modus 2 umsetzen</text:p>
        </text:list-item>
        <text:list-item>
          <text:p text:style-name="P44">Modus 3 umsetzen</text:p>
        </text:list-item>
        <text:list-item>
          <text:p text:style-name="P44">Modus 4 umsetzen</text:p>
        </text:list-item>
        <text:list-item>
          <text:p text:style-name="P44">Modus 1 umsetzen</text:p>
        </text:list-item>
      </text:list>
      <text:h text:style-name="Heading_20_2" text:outline-level="2">Phase 5: Feinschliff</text:h>
      <text:list text:style-name="L44">
        <text:list-item>
          <text:p text:style-name="P45">Statistikansicht ergänzen</text:p>
        </text:list-item>
        <text:list-item>
          <text:p text:style-name="P45">mobile Bedienung optimieren</text:p>
        </text:list-item>
        <text:list-item>
          <text:p text:style-name="P45">Desktop-Drag-and-Drop ergänzen</text:p>
        </text:list-item>
        <text:list-item>
          <text:p text:style-name="P45">Touch-Alternative für Organigramm ergänzen</text:p>
        </text:list-item>
        <text:list-item>
          <text:p text:style-name="P45">Reset-Funktion einbauen</text:p>
        </text:list-item>
        <text:list-item>
          <text:p text:style-name="P45">PWA installieren/testen</text:p>
        </text:list-item>
      </text:list>
      <text:p text:style-name="Horizontal_20_Line"/>
      <text:h text:style-name="Heading_20_2" text:outline-level="2">19. Sinnvolle Priorisierung</text:h>
      <text:p text:style-name="Text_20_body">Die Umsetzung sollte in folgender Reihenfolge erfolgen:</text:p>
      <text:list text:style-name="L45">
        <text:list-item>
          <text:p text:style-name="P46">Datenmodell und Bildstruktur</text:p>
        </text:list-item>
        <text:list-item>
          <text:p text:style-name="P46">Modus 2</text:p>
        </text:list-item>
        <text:list-item>
          <text:p text:style-name="P46">Modus 3</text:p>
        </text:list-item>
        <text:list-item>
          <text:p text:style-name="P46">Modus 4</text:p>
        </text:list-item>
        <text:list-item>
          <text:p text:style-name="P46">lokale Speicherung</text:p>
        </text:list-item>
        <text:list-item>
          <text:p text:style-name="P46">Organigramm-Modus</text:p>
        </text:list-item>
        <text:list-item>
          <text:p text:style-name="P46">Statistik</text:p>
        </text:list-item>
        <text:list-item>
          <text:p text:style-name="P46">PWA-Feinschliff</text:p>
        </text:list-item>
      </text:list>
      <text:h text:style-name="Heading_20_3" text:outline-level="3">Begründung</text:h>
      <text:p text:style-name="Text_20_body">Der Organigramm-Modus ist technisch am aufwendigsten.<text:line-break/>Die anderen drei Modi liefern schneller einen funktionsfähigen Prototyp.</text:p>
      <text:p text:style-name="Horizontal_20_Line"/>
      <text:h text:style-name="Heading_20_2" text:outline-level="2">20. Abnahmekriterien</text:h>
      <text:p text:style-name="Text_20_body">Das System gilt in Version 1 als erfolgreich umgesetzt, wenn folgende Punkte erfüllt sind:</text:p>
      <text:list text:style-name="L46">
        <text:list-item>
          <text:p text:style-name="P47">Der Nutzer kann zwischen vier Lernmodi wählen.</text:p>
        </text:list-item>
        <text:list-item>
          <text:p text:style-name="P47"><text:soft-page-break/>Der Nutzer kann Heer, Marine und Luftwaffe einzeln oder kombiniert trainieren.</text:p>
        </text:list-item>
        <text:list-item>
          <text:p text:style-name="P47">Modus 2, 3 und 4 funktionieren vollständig.</text:p>
        </text:list-item>
        <text:list-item>
          <text:p text:style-name="P47">Modus 1 funktioniert auf Desktop per Drag &amp; Drop und auf Handy zusätzlich per Tipp-Auswahl.</text:p>
        </text:list-item>
        <text:list-item>
          <text:p text:style-name="P47">In jedem Modus ist eine Lösungsfunktion vorhanden.</text:p>
        </text:list-item>
        <text:list-item>
          <text:p text:style-name="P47">Der Zwischenstand wird im Browser gespeichert.</text:p>
        </text:list-item>
        <text:list-item>
          <text:p text:style-name="P47">Die Anwendung ist auf Handy und Laptop nutzbar.</text:p>
        </text:list-item>
        <text:list-item>
          <text:p text:style-name="P47">Jeder Dienstgrad ist korrekt 1:1 mit seinem Bild verknüpft.</text:p>
        </text:list-item>
        <text:list-item>
          <text:p text:style-name="P47">Die Oberfläche ist verständlich und stabil bedienbar.</text:p>
        </text:list-item>
      </text:list>
      <text:p text:style-name="Horizontal_20_Line"/>
      <text:h text:style-name="Heading_20_2" text:outline-level="2">21. Erweiterungsmöglichkeiten für spätere Versionen</text:h>
      <text:list text:style-name="L47">
        <text:list-item>
          <text:p text:style-name="P48">Benutzerkonten</text:p>
        </text:list-item>
        <text:list-item>
          <text:p text:style-name="P48">Cloud-Synchronisierung</text:p>
        </text:list-item>
        <text:list-item>
          <text:p text:style-name="P48">geräteübergreifender Lernstand</text:p>
        </text:list-item>
        <text:list-item>
          <text:p text:style-name="P48">Lernstatistiken über längere Zeit</text:p>
        </text:list-item>
        <text:list-item>
          <text:p text:style-name="P48">Wiederholung falsch beantworteter Karten</text:p>
        </text:list-item>
        <text:list-item>
          <text:p text:style-name="P48">Spaced-Repetition-System</text:p>
        </text:list-item>
        <text:list-item>
          <text:p text:style-name="P48">Schwierigkeitsgrade</text:p>
        </text:list-item>
        <text:list-item>
          <text:p text:style-name="P48">Favoriten oder Merkliste schwieriger Dienstgrade</text:p>
        </text:list-item>
        <text:list-item>
          <text:p text:style-name="P48">Admin-Bereich zur Pflege der Datensätze</text:p>
        </text:list-item>
      </text:list>
      <text:p text:style-name="Horizontal_20_Line"/>
      <text:h text:style-name="Heading_20_2" text:outline-level="2">22. Kurzfazit</text:h>
      <text:p text:style-name="Text_20_body">Für das geplante Learning-Tool ist eine <text:span text:style-name="Strong_20_Emphasis">responsive Web-App</text:span> mit <text:span text:style-name="Strong_20_Emphasis">React im Frontend</text:span> und <text:span text:style-name="Strong_20_Emphasis">Python/FastAPI im Backend</text:span> die passendste Lösung.</text:p>
      <text:p text:style-name="Text_20_body">Diese Architektur ist besonders geeignet, weil:</text:p>
      <text:list text:style-name="L48">
        <text:list-item>
          <text:p text:style-name="P49">sie für Laptop und Handy gleichermaßen gut funktioniert</text:p>
        </text:list-item>
        <text:list-item>
          <text:p text:style-name="P49">sie interaktive Lernmodi sauber unterstützt</text:p>
        </text:list-item>
        <text:list-item>
          <text:p text:style-name="P49">sie den Organigramm-Modus technisch gut abbilden kann</text:p>
        </text:list-item>
        <text:list-item>
          <text:p text:style-name="P49">sie mit lokalem Browser-Speicher schnell und pragmatisch startbar ist</text:p>
        </text:list-item>
        <text:list-item>
          <text:p text:style-name="P49">sie später problemlos erweitert werden kann</text:p>
        </text:list-item>
      </text:list>
      <text:p text:style-name="Text_20_body"><text:soft-page-break/>Die erste Version soll sich auf die vier Lernmodi, die Lösungsfunktion und die lokale Speicherung konzentrieren.<text:line-break/>Die Zuordnung zwischen Dienstgrad und Bild erfolgt fachlich eindeutig 1:1 über den N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2:16:03.052197741</meta:creation-date>
    <dc:date>2026-03-27T12:17:44.359273484</dc:date>
    <meta:editing-duration>PT1M51S</meta:editing-duration>
    <meta:editing-cycles>1</meta:editing-cycles>
    <meta:document-statistic meta:table-count="0" meta:image-count="0" meta:object-count="0" meta:page-count="16" meta:paragraph-count="402" meta:word-count="1964" meta:character-count="14332" meta:non-whitespace-character-count="12861"/>
    <meta:generator>LibreOffice/25.8.6.2$Linux_X86_64 LibreOffice_project/a46b460d1686bb49c718d2ef5f88b83ff2dc4981</meta:generator>
  </office:meta>
</office:document-meta>
</file>